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55C45593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fo:min-height="12.179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67cm" svg:x="6.6cm" svg:y="0.8cm" presentation:class="title">
          <draw:text-box>
            <text:p>History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ypes of Version Control Systems :</text:p>
            <text:p>1. Single File</text:p>
            <text:p>2. Multi File -</text:p>
            <text:p><text:tab/>a. Centralised</text:p>
            <text:p><text:tab/>b. Distribut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Configuration<text:tab/>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git config --global user.name "YOUR NAME"</text:p>
              </text:list-item>
              <text:list-item>
                <text:p>git config --global user.email "YOUR EMAIL ADDRESS"</text:p>
              </text:list-item>
              <text:list-item>
                <text:p>Git config –list or cat .git/config -&gt; see all configured valu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ocal Repo</text:p>
          </draw:text-box>
        </draw:frame>
        <draw:frame presentation:style-name="pr5" draw:layer="layout" svg:width="25.2cm" svg:height="16.24cm" svg:x="1.6cm" svg:y="4.36cm" presentation:class="outline" presentation:user-transformed="true">
          <draw:text-box>
            <text:list text:style-name="L2">
              <text:list-item>
                <text:p>git init -&gt; create repo</text:p>
              </text:list-item>
              <text:list-item>
                <text:p>git status</text:p>
              </text:list-item>
              <text:list-item>
                <text:p>git add -u -&gt; add updated files to stage</text:p>
              </text:list-item>
              <text:list-item>
                <text:p>git add -a -&gt; add new files to stage</text:p>
              </text:list-item>
              <text:list-item>
                <text:p><text:s/>Git add filename</text:p>
              </text:list-item>
              <text:list-item>
                <text:p>Git commit -m “Commit Message”</text:p>
              </text:list-item>
              <text:list-item>
                <text:p>Git log -&gt; see all the commits</text:p>
              </text:list-item>
              <text:list-item>
                <text:p>Git shortlog -&gt; see authors aggregated logs</text:p>
              </text:list-item>
              <text:list-item>
                <text:p>Git diff -&gt; see the differnece between commits, working trees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Local Repo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Git clean -n -&gt; shows what will be cleaned</text:p>
              </text:list-item>
              <text:list-item>
                <text:p>Git clean -f -&gt; cleans the untracked files and directories</text:p>
              </text:list-item>
              <text:list-item>
                <text:p>To ignore a file while commiting...create .gitignore file and write eg., /logs logs/log.txt then git add .gitignore then git commit -m “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Important Terms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HEAD -&gt; points to last commit by default</text:p>
              </text:list-item>
              <text:list-item>
                <text:p>Commit history (.git), Working Directory, Staging Area : </text:p>
                <text:list>
                  <text:list-item>
                    <text:p><text:s/>https://git-scm.com/book/en/v2/Getting-Started-Git-Basics</text:p>
                  </text:list-item>
                  <text:list-item>
                    <text:p><text:s text:c="45"/>http://stackoverflow.com/questions/6635458/what-is-the-difference-between-the-working-directory-and-the-git-index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3.489cm" svg:x="6.6cm" svg:y="0.389cm" presentation:class="title" presentation:user-transformed="true">
          <draw:text-box>
            <text:p>Reset-Checkout-Revert</text:p>
          </draw:text-box>
        </draw:frame>
        <draw:frame presentation:style-name="pr5" draw:layer="layout" svg:width="25.2cm" svg:height="16.24cm" svg:x="1.6cm" svg:y="4.16cm" presentation:class="outline" presentation:user-transformed="true">
          <draw:text-box>
            <text:list text:style-name="L2">
              <text:list-item>
                <text:p>https://www.atlassian.com/git/tutorials/resetting-checking-out-and-reverting</text:p>
              </text:list-item>
              <text:list-item>
                <text:p>Git checkout -&gt; moves head to specified commit hash or branch but just for lookup...if filename given then undo the changes to that file..dangling previous head problem</text:p>
              </text:list-item>
              <text:list-item>
                <text:p>Git reset -&gt; moves head to specified location...--soft effects commit history...--hard effects staging and commit history...--mixed effects working,staging and commit history...if filename then unstages</text:p>
              </text:list-item>
              <text:list-item>
                <text:p>Git revert -&gt; moves head to specified location and also undos all the changes that were after given location...can't specify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placeholder="true">
          <draw:text-box/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55C45593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8:04:23.344515896</meta:creation-date>
    <meta:generator>LibreOffice/4.2.8.2$Linux_X86_64 LibreOffice_project/420m0$Build-2</meta:generator>
    <dc:date>2015-12-23T19:01:32.504623549</dc:date>
    <meta:editing-duration>PT35M48S</meta:editing-duration>
    <meta:editing-cycles>6</meta:editing-cycles>
    <meta:document-statistic meta:object-count="61"/>
  </office:meta>
</office:document-meta>
</file>